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37cm"/>
    </style:style>
    <style:style style:name="co2" style:family="table-column">
      <style:table-column-properties fo:break-before="auto" style:column-width="4.598cm"/>
    </style:style>
    <style:style style:name="co3" style:family="table-column">
      <style:table-column-properties fo:break-before="auto" style:column-width="3.918cm"/>
    </style:style>
    <style:style style:name="co4" style:family="table-column">
      <style:table-column-properties fo:break-before="auto" style:column-width="1.944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129cm"/>
    </style:style>
    <style:style style:name="co7" style:family="table-column">
      <style:table-column-properties fo:break-before="auto" style:column-width="1.358cm"/>
    </style:style>
    <style:style style:name="co8" style:family="table-column">
      <style:table-column-properties fo:break-before="auto" style:column-width="1.418cm"/>
    </style:style>
    <style:style style:name="co9" style:family="table-column">
      <style:table-column-properties fo:break-before="auto" style:column-width="1.482cm"/>
    </style:style>
    <style:style style:name="co10" style:family="table-column">
      <style:table-column-properties fo:break-before="auto" style:column-width="1.018cm"/>
    </style:style>
    <style:style style:name="co11" style:family="table-column">
      <style:table-column-properties fo:break-before="auto" style:column-width="2.272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13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035cm solid #000000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text-underline-style="none"/>
    </style:style>
    <style:style style:name="ce8" style:family="table-cell" style:parent-style-name="Normal_5f_Grupos_20_de_20_Cal_20_Jun_20_2005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" style:family="table-cell" style:parent-style-name="Normal_20_6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Normal_20_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6" style:family="table-cell" style:parent-style-name="Normal_20_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20_6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1" style:family="table-cell" style:parent-style-name="Default">
      <style:table-cell-properties fo:background-color="#ffff00" style:diagonal-bl-tr="none" style:diagonal-tl-br="none" fo:border="0.035cm solid #000000" style:rotation-align="none"/>
    </style:style>
    <style:style style:name="ce2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3" table:default-cell-style-name="ce3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3" table:default-cell-style-name="ce12"/>
        <table:table-column table:style-name="co9" table:number-columns-repeated="2" table:default-cell-style-name="ce12"/>
        <table:table-column table:style-name="co10" table:default-cell-style-name="ce12"/>
        <table:table-column table:style-name="co11" table:number-columns-repeated="1009" table:default-cell-style-name="Default"/>
        <table:table-row table:style-name="ro1">
          <table:table-cell table:style-name="ce1" office:value-type="string">
            <text:p>CRIADERO</text:p>
          </table:table-cell>
          <table:table-cell table:style-name="ce1" office:value-type="string">
            <text:p>Linea</text:p>
          </table:table-cell>
          <table:table-cell table:style-name="ce5" office:value-type="string">
            <text:p>Criadero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Origen</text:p>
          </table:table-cell>
          <table:table-cell table:style-name="ce5" office:value-type="string">
            <text:p>Año</text:p>
          </table:table-cell>
          <table:table-cell table:style-name="ce8" office:value-type="string">
            <text:p>Glu-A1</text:p>
          </table:table-cell>
          <table:table-cell table:style-name="ce8" office:value-type="string">
            <text:p>Glu-B1</text:p>
          </table:table-cell>
          <table:table-cell table:style-name="ce8" office:value-type="string">
            <text:p>Glu-D1</text:p>
          </table:table-cell>
          <table:table-cell table:style-name="ce8" office:value-type="string">
            <text:p>Vrn-A1</text:p>
          </table:table-cell>
          <table:table-cell table:style-name="ce8" office:value-type="string">
            <text:p>Vrn-B1</text:p>
          </table:table-cell>
          <table:table-cell table:style-name="ce8" office:value-type="string">
            <text:p>Vrn-D1</text:p>
          </table:table-cell>
          <table:table-cell table:style-name="ce8" office:value-type="string">
            <text:p>Ppd-B1</text:p>
          </table:table-cell>
          <table:table-cell table:style-name="ce8" office:value-type="string">
            <text:p>Ppd-D1</text:p>
          </table:table-cell>
          <table:table-cell table:style-name="ce8" office:value-type="string">
            <text:p>Lr34</text:p>
          </table:table-cell>
          <table:table-cell table:number-columns-repeated="1009"/>
        </table:table-row>
        <table:table-row table:style-name="ro1">
          <table:table-cell office:value-type="string">
            <text:p>ACA</text:p>
          </table:table-cell>
          <table:table-cell office:value-type="string">
            <text:p>ACA 307</text:p>
          </table:table-cell>
          <table:table-cell office:value-type="string">
            <text:p>ACA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9" office:value-type="string">
            <text:p>nulo</text:p>
          </table:table-cell>
          <table:table-cell table:style-name="ce9" office:value-type="string">
            <text:p>7+8</text:p>
          </table:table-cell>
          <table:table-cell table:style-name="ce15" office:value-type="string">
            <text:p>5+10</text:p>
          </table:table-cell>
          <table:table-cell table:style-name="ce15" office:value-type="string">
            <text:p>w</text:p>
          </table:table-cell>
          <table:table-cell table:style-name="ce21" table:number-columns-repeated="2"/>
          <table:table-cell table:style-name="ce15" office:value-type="string">
            <text:p>s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ACA</text:p>
          </table:table-cell>
          <table:table-cell office:value-type="string">
            <text:p>ACA 356</text:p>
          </table:table-cell>
          <table:table-cell office:value-type="string">
            <text:p>ACA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0" office:value-type="string">
            <text:p>2*</text:p>
          </table:table-cell>
          <table:table-cell table:style-name="ce10" office:value-type="string">
            <text:p>7+8</text:p>
          </table:table-cell>
          <table:table-cell table:style-name="ce10" office:value-type="string">
            <text:p>5+10</text:p>
          </table:table-cell>
          <table:table-cell table:number-columns-repeated="2" table:style-name="ce10" office:value-type="string">
            <text:p>s</text:p>
          </table:table-cell>
          <table:table-cell table:style-name="ce10" office:value-type="string">
            <text:p>w</text:p>
          </table:table-cell>
          <table:table-cell table:number-columns-repeated="2" table:style-name="ce10" office:value-type="string">
            <text:p>s</text:p>
          </table:table-cell>
          <table:table-cell table:style-name="ce10" office:value-type="string">
            <text:p>+</text:p>
          </table:table-cell>
          <table:table-cell table:number-columns-repeated="1009"/>
        </table:table-row>
        <table:table-row table:style-name="ro1">
          <table:table-cell office:value-type="string">
            <text:p>ACA</text:p>
          </table:table-cell>
          <table:table-cell office:value-type="string">
            <text:p>ACA 360</text:p>
          </table:table-cell>
          <table:table-cell office:value-type="string">
            <text:p>ACA</text:p>
          </table:table-cell>
          <table:table-cell table:style-name="ce7"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1" office:value-type="string">
            <text:p>2*?</text:p>
          </table:table-cell>
          <table:table-cell table:style-name="ce10" office:value-type="string">
            <text:p>7+8</text:p>
          </table:table-cell>
          <table:table-cell table:style-name="ce10" office:value-type="string">
            <text:p>5+10</text:p>
          </table:table-cell>
          <table:table-cell table:style-name="ce10" office:value-type="string">
            <text:p>s*</text:p>
          </table:table-cell>
          <table:table-cell table:style-name="ce10" office:value-type="string">
            <text:p>s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s</text:p>
          </table:table-cell>
          <table:table-cell table:style-name="ce21"/>
          <table:table-cell table:style-name="ce10"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ACA</text:p>
          </table:table-cell>
          <table:table-cell office:value-type="string">
            <text:p>ACA 602</text:p>
          </table:table-cell>
          <table:table-cell office:value-type="string">
            <text:p>ACA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2" office:value-type="string">
            <text:p>2*</text:p>
          </table:table-cell>
          <table:table-cell table:style-name="ce12" office:value-type="string">
            <text:p>7+8</text:p>
          </table:table-cell>
          <table:table-cell table:style-name="ce12" office:value-type="string">
            <text:p>5+10</text:p>
          </table:table-cell>
          <table:table-cell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table:style-name="ce17" office:value-type="string">
            <text:p>H</text:p>
          </table:table-cell>
          <table:table-cell table:number-columns-repeated="1009"/>
        </table:table-row>
        <table:table-row table:style-name="ro1">
          <table:table-cell office:value-type="string">
            <text:p>ACA</text:p>
          </table:table-cell>
          <table:table-cell office:value-type="string">
            <text:p>ACA 908</text:p>
          </table:table-cell>
          <table:table-cell office:value-type="string">
            <text:p>ACA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2" office:value-type="string">
            <text:p>2*</text:p>
          </table:table-cell>
          <table:table-cell table:style-name="ce12" office:value-type="string">
            <text:p>7oe+8</text:p>
          </table:table-cell>
          <table:table-cell table:style-name="ce12" office:value-type="string">
            <text:p>5+10</text:p>
          </table:table-cell>
          <table:table-cell office:value-type="string">
            <text:p>s*</text:p>
          </table:table-cell>
          <table:table-cell table:number-columns-repeated="3"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ACA</text:p>
          </table:table-cell>
          <table:table-cell office:value-type="string">
            <text:p>ACA 906</text:p>
          </table:table-cell>
          <table:table-cell office:value-type="string">
            <text:p>ACA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7+9</text:p>
          </table:table-cell>
          <table:table-cell table:style-name="ce13" office:value-type="string">
            <text:p>5+10</text:p>
          </table:table-cell>
          <table:table-cell table:number-columns-repeated="2" table:style-name="ce19" office:value-type="string">
            <text:p>w</text:p>
          </table:table-cell>
          <table:table-cell table:number-columns-repeated="2" table:style-name="ce19" office:value-type="string">
            <text:p>s</text:p>
          </table:table-cell>
          <table:table-cell table:style-name="ce19" office:value-type="string">
            <text:p>i</text:p>
          </table:table-cell>
          <table:table-cell table:style-name="ce13" office:value-type="string">
            <text:p>+</text:p>
          </table:table-cell>
          <table:table-cell table:number-columns-repeated="1009"/>
        </table:table-row>
        <table:table-row table:style-name="ro1">
          <table:table-cell office:value-type="string">
            <text:p>ACA</text:p>
          </table:table-cell>
          <table:table-cell office:value-type="string">
            <text:p>CEDRO</text:p>
          </table:table-cell>
          <table:table-cell office:value-type="string">
            <text:p>ACA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2" office:value-type="string">
            <text:p>2*</text:p>
          </table:table-cell>
          <table:table-cell table:style-name="ce12" office:value-type="string">
            <text:p>7+8</text:p>
          </table:table-cell>
          <table:table-cell table:style-name="ce12" office:value-type="string">
            <text:p>5+10</text:p>
          </table:table-cell>
          <table:table-cell office:value-type="string">
            <text:p>w</text:p>
          </table:table-cell>
          <table:table-cell table:style-name="ce17"/>
          <table:table-cell office:value-type="string">
            <text:p>w</text:p>
          </table:table-cell>
          <table:table-cell office:value-type="string">
            <text:p>s</text:p>
          </table:table-cell>
          <table:table-cell table:style-name="ce17"/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ACA</text:p>
          </table:table-cell>
          <table:table-cell office:value-type="string">
            <text:p>CIPRES </text:p>
          </table:table-cell>
          <table:table-cell office:value-type="string">
            <text:p>ACA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string">
            <text:p>7+8</text:p>
          </table:table-cell>
          <table:table-cell office:value-type="string">
            <text:p>5+10</text:p>
          </table:table-cell>
          <table:table-cell table:number-columns-repeated="3"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AGRISEED S.A.</text:p>
          </table:table-cell>
          <table:table-cell office:value-type="string">
            <text:p>FLORIPAN 100</text:p>
          </table:table-cell>
          <table:table-cell office:value-type="string">
            <text:p>AGRISEED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3" office:value-type="float" office:value="1">
            <text:p>1</text:p>
          </table:table-cell>
          <table:table-cell table:style-name="ce19" office:value-type="string">
            <text:p>7+8</text:p>
          </table:table-cell>
          <table:table-cell table:style-name="ce13" office:value-type="string">
            <text:p>5+10</text:p>
          </table:table-cell>
          <table:table-cell table:style-name="ce19" office:value-type="string">
            <text:p>w</text:p>
          </table:table-cell>
          <table:table-cell table:style-name="ce9" office:value-type="string">
            <text:p>s</text:p>
          </table:table-cell>
          <table:table-cell table:style-name="ce15" office:value-type="string">
            <text:p>s</text:p>
          </table:table-cell>
          <table:table-cell table:style-name="ce9" office:value-type="string">
            <text:p>s</text:p>
          </table:table-cell>
          <table:table-cell table:style-name="ce9" office:value-type="string">
            <text:p>i</text:p>
          </table:table-cell>
          <table:table-cell table:style-name="ce15" office:value-type="string">
            <text:p>+</text:p>
          </table:table-cell>
          <table:table-cell table:number-columns-repeated="1009"/>
        </table:table-row>
        <table:table-row table:style-name="ro1">
          <table:table-cell office:value-type="string">
            <text:p>AGRISEED S.A.</text:p>
          </table:table-cell>
          <table:table-cell office:value-type="string">
            <text:p>FLORIPAN 200</text:p>
          </table:table-cell>
          <table:table-cell office:value-type="string">
            <text:p>AGRISEED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3" office:value-type="string">
            <text:p>2*</text:p>
          </table:table-cell>
          <table:table-cell table:style-name="ce13" office:value-type="string">
            <text:p>7+9</text:p>
          </table:table-cell>
          <table:table-cell table:style-name="ce13" office:value-type="string">
            <text:p>5+10</text:p>
          </table:table-cell>
          <table:table-cell table:style-name="ce19" office:value-type="string">
            <text:p>w</text:p>
          </table:table-cell>
          <table:table-cell table:style-name="ce9" office:value-type="string">
            <text:p>s</text:p>
          </table:table-cell>
          <table:table-cell table:style-name="ce15" office:value-type="string">
            <text:p>s</text:p>
          </table:table-cell>
          <table:table-cell table:number-columns-repeated="2" table:style-name="ce9" office:value-type="string">
            <text:p>s</text:p>
          </table:table-cell>
          <table:table-cell table:style-name="ce20" office:value-type="string">
            <text:p>H</text:p>
          </table:table-cell>
          <table:table-cell table:number-columns-repeated="1009"/>
        </table:table-row>
        <table:table-row table:style-name="ro1">
          <table:table-cell office:value-type="string">
            <text:p>AGRISEED S.A.</text:p>
          </table:table-cell>
          <table:table-cell office:value-type="string">
            <text:p>FLORIPAN 300</text:p>
          </table:table-cell>
          <table:table-cell office:value-type="string">
            <text:p>AGRISEED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3" office:value-type="string">
            <text:p>2*</text:p>
          </table:table-cell>
          <table:table-cell table:style-name="ce13" office:value-type="string">
            <text:p>7+9</text:p>
          </table:table-cell>
          <table:table-cell table:style-name="ce13" office:value-type="string">
            <text:p>5+10</text:p>
          </table:table-cell>
          <table:table-cell table:style-name="ce19" office:value-type="string">
            <text:p>w</text:p>
          </table:table-cell>
          <table:table-cell table:style-name="ce9" office:value-type="string">
            <text:p>s</text:p>
          </table:table-cell>
          <table:table-cell table:style-name="ce15" office:value-type="string">
            <text:p>s</text:p>
          </table:table-cell>
          <table:table-cell table:number-columns-repeated="2" table:style-name="ce9" office:value-type="string">
            <text:p>s</text:p>
          </table:table-cell>
          <table:table-cell table:style-name="ce13"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BIOCERES</text:p>
          </table:table-cell>
          <table:table-cell office:value-type="string">
            <text:p>TIMBO</text:p>
          </table:table-cell>
          <table:table-cell office:value-type="string">
            <text:p>BIOCERES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2" office:value-type="string">
            <text:p>nulo</text:p>
          </table:table-cell>
          <table:table-cell table:style-name="ce12" office:value-type="string">
            <text:p>6+8</text:p>
          </table:table-cell>
          <table:table-cell table:style-name="ce12" office:value-type="string">
            <text:p>5+10</text:p>
          </table:table-cell>
          <table:table-cell table:number-columns-repeated="3"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BUCK</text:p>
          </table:table-cell>
          <table:table-cell office:value-type="string">
            <text:p>SY 015</text:p>
          </table:table-cell>
          <table:table-cell office:value-type="string">
            <text:p>SYNGENTA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9" office:value-type="string">
            <text:p>nulo</text:p>
          </table:table-cell>
          <table:table-cell table:style-name="ce15" office:value-type="string">
            <text:p>13+16</text:p>
          </table:table-cell>
          <table:table-cell table:style-name="ce15" office:value-type="string">
            <text:p>5+10</text:p>
          </table:table-cell>
          <table:table-cell table:number-columns-repeated="2" table:style-name="ce15" office:value-type="string">
            <text:p>w</text:p>
          </table:table-cell>
          <table:table-cell table:style-name="ce21"/>
          <table:table-cell table:style-name="ce15" office:value-type="string">
            <text:p>s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BUCK</text:p>
          </table:table-cell>
          <table:table-cell office:value-type="string">
            <text:p>SY 041</text:p>
          </table:table-cell>
          <table:table-cell office:value-type="string">
            <text:p>SYNGENTA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9" office:value-type="string">
            <text:p>nulo</text:p>
          </table:table-cell>
          <table:table-cell table:style-name="ce15" office:value-type="string">
            <text:p>13+16</text:p>
          </table:table-cell>
          <table:table-cell table:style-name="ce15" office:value-type="string">
            <text:p>5+10</text:p>
          </table:table-cell>
          <table:table-cell table:number-columns-repeated="2" table:style-name="ce15" office:value-type="string">
            <text:p>w</text:p>
          </table:table-cell>
          <table:table-cell table:style-name="ce21"/>
          <table:table-cell table:style-name="ce15" office:value-type="string">
            <text:p>s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BUCK</text:p>
          </table:table-cell>
          <table:table-cell office:value-type="string">
            <text:p>TILCARA</text:p>
          </table:table-cell>
          <table:table-cell office:value-type="string">
            <text:p>BUCK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6+8</text:p>
          </table:table-cell>
          <table:table-cell table:style-name="ce12" office:value-type="string">
            <text:p>5+10</text:p>
          </table:table-cell>
          <table:table-cell office:value-type="string">
            <text:p>s*</text:p>
          </table:table-cell>
          <table:table-cell table:number-columns-repeated="2"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BUCK</text:p>
          </table:table-cell>
          <table:table-cell office:value-type="string">
            <text:p>AMANCAY</text:p>
          </table:table-cell>
          <table:table-cell office:value-type="string">
            <text:p>BUCK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5" office:value-type="string">
            <text:p>2*/nulo</text:p>
          </table:table-cell>
          <table:table-cell table:style-name="ce15" office:value-type="string">
            <text:p>7+8</text:p>
          </table:table-cell>
          <table:table-cell table:style-name="ce15" office:value-type="string">
            <text:p>2+12</text:p>
          </table:table-cell>
          <table:table-cell table:style-name="ce15" office:value-type="string">
            <text:p>s*</text:p>
          </table:table-cell>
          <table:table-cell table:style-name="ce15" office:value-type="string">
            <text:p>s</text:p>
          </table:table-cell>
          <table:table-cell table:style-name="ce21"/>
          <table:table-cell table:style-name="ce15"/>
          <table:table-cell table:style-name="ce15" office:value-type="string">
            <text:p>i</text:p>
          </table:table-cell>
          <table:table-cell table:style-name="ce15" office:value-type="string">
            <text:p>+</text:p>
          </table:table-cell>
          <table:table-cell table:number-columns-repeated="1009"/>
        </table:table-row>
        <table:table-row table:style-name="ro1">
          <table:table-cell office:value-type="string">
            <text:p>BUCK</text:p>
          </table:table-cell>
          <table:table-cell office:value-type="string">
            <text:p>BELLACO</text:p>
          </table:table-cell>
          <table:table-cell office:value-type="string">
            <text:p>BUCK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5" office:value-type="float" office:value="1">
            <text:p>1</text:p>
          </table:table-cell>
          <table:table-cell table:style-name="ce20" office:value-type="string">
            <text:p>7+8/14+15</text:p>
          </table:table-cell>
          <table:table-cell table:style-name="ce15" office:value-type="string">
            <text:p>5+10</text:p>
          </table:table-cell>
          <table:table-cell table:style-name="ce20"/>
          <table:table-cell table:style-name="ce15" office:value-type="string">
            <text:p>w</text:p>
          </table:table-cell>
          <table:table-cell table:style-name="ce21"/>
          <table:table-cell table:style-name="ce15" office:value-type="string">
            <text:p>s</text:p>
          </table:table-cell>
          <table:table-cell table:style-name="ce20" office:value-type="string">
            <text:p>H</text:p>
          </table:table-cell>
          <table:table-cell table:style-name="ce15"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BUCK </text:p>
          </table:table-cell>
          <table:table-cell office:value-type="string">
            <text:p>PLENO</text:p>
          </table:table-cell>
          <table:table-cell office:value-type="string">
            <text:p>BUCK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2" office:value-type="string">
            <text:p>2*</text:p>
          </table:table-cell>
          <table:table-cell table:style-name="ce12" office:value-type="string">
            <text:p>7+8</text:p>
          </table:table-cell>
          <table:table-cell table:style-name="ce12" office:value-type="string">
            <text:p>5+10</text:p>
          </table:table-cell>
          <table:table-cell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DON MARIO</text:p>
          </table:table-cell>
          <table:table-cell office:value-type="string">
            <text:p>LENGA</text:p>
          </table:table-cell>
          <table:table-cell office:value-type="string">
            <text:p>DON MARIO 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9" office:value-type="string">
            <text:p>nulo</text:p>
          </table:table-cell>
          <table:table-cell table:style-name="ce15" office:value-type="string">
            <text:p>7+8</text:p>
          </table:table-cell>
          <table:table-cell table:style-name="ce15" office:value-type="string">
            <text:p>2+12</text:p>
          </table:table-cell>
          <table:table-cell table:number-columns-repeated="2" table:style-name="ce15" office:value-type="string">
            <text:p>w</text:p>
          </table:table-cell>
          <table:table-cell table:style-name="ce21"/>
          <table:table-cell table:style-name="ce15" office:value-type="string">
            <text:p>s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DON MARIO</text:p>
          </table:table-cell>
          <table:table-cell office:value-type="string">
            <text:p>FUSTE</text:p>
          </table:table-cell>
          <table:table-cell office:value-type="string">
            <text:p>DON MARIO 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7+9</text:p>
          </table:table-cell>
          <table:table-cell table:style-name="ce15" office:value-type="string">
            <text:p>5+10</text:p>
          </table:table-cell>
          <table:table-cell table:style-name="ce15" office:value-type="string">
            <text:p>w</text:p>
          </table:table-cell>
          <table:table-cell table:style-name="ce20"/>
          <table:table-cell table:style-name="ce21"/>
          <table:table-cell table:style-name="ce15" office:value-type="string">
            <text:p>i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DON MARIO</text:p>
          </table:table-cell>
          <table:table-cell office:value-type="string">
            <text:p>CAMBIUM</text:p>
          </table:table-cell>
          <table:table-cell office:value-type="string">
            <text:p>ACA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9" office:value-type="string">
            <text:p>nulo</text:p>
          </table:table-cell>
          <table:table-cell table:style-name="ce15" office:value-type="string">
            <text:p>7oe+8</text:p>
          </table:table-cell>
          <table:table-cell table:style-name="ce15" office:value-type="string">
            <text:p>5+10</text:p>
          </table:table-cell>
          <table:table-cell table:style-name="ce15" office:value-type="string">
            <text:p>w</text:p>
          </table:table-cell>
          <table:table-cell table:style-name="ce15" office:value-type="string">
            <text:p>s</text:p>
          </table:table-cell>
          <table:table-cell table:style-name="ce21"/>
          <table:table-cell table:style-name="ce15" office:value-type="string">
            <text:p>s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INTA</text:p>
          </table:table-cell>
          <table:table-cell office:value-type="string">
            <text:p>BIOINTA 1007</text:p>
          </table:table-cell>
          <table:table-cell office:value-type="string">
            <text:p>INTA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office:value-type="string">
            <text:p>2*</text:p>
          </table:table-cell>
          <table:table-cell office:value-type="string">
            <text:p>7+9</text:p>
          </table:table-cell>
          <table:table-cell office:value-type="string">
            <text:p>5+10</text:p>
          </table:table-cell>
          <table:table-cell office:value-type="string">
            <text:p>w</text:p>
          </table:table-cell>
          <table:table-cell table:number-columns-repeated="3"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+</text:p>
          </table:table-cell>
          <table:table-cell table:number-columns-repeated="1009"/>
        </table:table-row>
        <table:table-row table:style-name="ro1">
          <table:table-cell office:value-type="string">
            <text:p>INTA</text:p>
          </table:table-cell>
          <table:table-cell office:value-type="string">
            <text:p>BIOINTA 2007</text:p>
          </table:table-cell>
          <table:table-cell office:value-type="string">
            <text:p>INTA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office:value-type="string">
            <text:p>2*</text:p>
          </table:table-cell>
          <table:table-cell office:value-type="string">
            <text:p>7+9</text:p>
          </table:table-cell>
          <table:table-cell office:value-type="string">
            <text:p>5+10</text:p>
          </table:table-cell>
          <table:table-cell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INTA</text:p>
          </table:table-cell>
          <table:table-cell office:value-type="string">
            <text:p>BIOINTA 3006</text:p>
          </table:table-cell>
          <table:table-cell office:value-type="string">
            <text:p>INTA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string">
            <text:p>7+8</text:p>
          </table:table-cell>
          <table:table-cell office:value-type="string">
            <text:p>5+10</text:p>
          </table:table-cell>
          <table:table-cell office:value-type="string">
            <text:p>s*</text:p>
          </table:table-cell>
          <table:table-cell table:number-columns-repeated="2" office:value-type="string">
            <text:p>w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INTA</text:p>
          </table:table-cell>
          <table:table-cell office:value-type="string">
            <text:p>BIOINTA 3007</text:p>
          </table:table-cell>
          <table:table-cell office:value-type="string">
            <text:p>INTA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7+8</text:p>
          </table:table-cell>
          <table:table-cell table:style-name="ce15" office:value-type="string">
            <text:p>2+12</text:p>
          </table:table-cell>
          <table:table-cell table:style-name="ce15" office:value-type="string">
            <text:p>s</text:p>
          </table:table-cell>
          <table:table-cell table:number-columns-repeated="2" table:style-name="ce15" office:value-type="string">
            <text:p>w</text:p>
          </table:table-cell>
          <table:table-cell table:style-name="ce22" office:value-type="string">
            <text:p>i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INTAA</text:p>
          </table:table-cell>
          <table:table-cell office:value-type="string">
            <text:p>BIOINTA 3008</text:p>
          </table:table-cell>
          <table:table-cell office:value-type="string">
            <text:p>INTA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7+8</text:p>
          </table:table-cell>
          <table:table-cell table:style-name="ce12" office:value-type="string">
            <text:p>5+10</text:p>
          </table:table-cell>
          <table:table-cell office:value-type="string">
            <text:p>s*</text:p>
          </table:table-cell>
          <table:table-cell table:number-columns-repeated="2" office:value-type="string">
            <text:p>w</text:p>
          </table:table-cell>
          <table:table-cell table:number-columns-repeated="2" office:value-type="string">
            <text:p>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KLEIN</text:p>
          </table:table-cell>
          <table:table-cell office:value-type="string">
            <text:p>FLAMENCO</text:p>
          </table:table-cell>
          <table:table-cell office:value-type="string">
            <text:p>KLEIN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table:style-name="ce16" office:value-type="string">
            <text:p>7+9</text:p>
          </table:table-cell>
          <table:table-cell table:style-name="ce16" office:value-type="string">
            <text:p>5+10</text:p>
          </table:table-cell>
          <table:table-cell office:value-type="string">
            <text:p>s*</text:p>
          </table:table-cell>
          <table:table-cell table:number-columns-repeated="2" office:value-type="string">
            <text:p>w</text:p>
          </table:table-cell>
          <table:table-cell table:number-columns-repeated="2" office:value-type="string">
            <text:p>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KLEIN</text:p>
          </table:table-cell>
          <table:table-cell office:value-type="string">
            <text:p>LIEBRE</text:p>
          </table:table-cell>
          <table:table-cell office:value-type="string">
            <text:p>KLEIN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6" office:value-type="string">
            <text:p>2*</text:p>
          </table:table-cell>
          <table:table-cell table:style-name="ce16" office:value-type="string">
            <text:p>7+9</text:p>
          </table:table-cell>
          <table:table-cell table:style-name="ce16" office:value-type="string">
            <text:p>5+10</text:p>
          </table:table-cell>
          <table:table-cell table:number-columns-repeated="2" office:value-type="string">
            <text:p>w</text:p>
          </table:table-cell>
          <table:table-cell table:number-columns-repeated="2"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KLEIN</text:p>
          </table:table-cell>
          <table:table-cell office:value-type="string">
            <text:p>ROBLE</text:p>
          </table:table-cell>
          <table:table-cell office:value-type="string">
            <text:p>KLEIN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string">
            <text:p>7oe+8</text:p>
          </table:table-cell>
          <table:table-cell office:value-type="string">
            <text:p>5+10</text:p>
          </table:table-cell>
          <table:table-cell office:value-type="string">
            <text:p>w</text:p>
          </table:table-cell>
          <table:table-cell table:number-columns-repeated="3"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KLEIN</text:p>
          </table:table-cell>
          <table:table-cell office:value-type="string">
            <text:p>SERPIENTE</text:p>
          </table:table-cell>
          <table:table-cell office:value-type="string">
            <text:p>KLEIN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7oe+8</text:p>
          </table:table-cell>
          <table:table-cell table:style-name="ce15" office:value-type="string">
            <text:p>5+10</text:p>
          </table:table-cell>
          <table:table-cell table:style-name="ce15" office:value-type="string">
            <text:p>w</text:p>
          </table:table-cell>
          <table:table-cell table:style-name="ce15" office:value-type="string">
            <text:p>s</text:p>
          </table:table-cell>
          <table:table-cell table:style-name="ce21"/>
          <table:table-cell table:number-columns-repeated="2" table:style-name="ce15" office:value-type="string">
            <text:p>s</text:p>
          </table:table-cell>
          <table:table-cell table:style-name="ce15"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LIMAGRRAIN</text:p>
          </table:table-cell>
          <table:table-cell office:value-type="string">
            <text:p>ALHAMBRA</text:p>
          </table:table-cell>
          <table:table-cell office:value-type="string">
            <text:p>LIMAGRAIN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9" office:value-type="string">
            <text:p>nulo</text:p>
          </table:table-cell>
          <table:table-cell table:style-name="ce15" office:value-type="string">
            <text:p>7+9</text:p>
          </table:table-cell>
          <table:table-cell table:style-name="ce15" office:value-type="string">
            <text:p>5+10</text:p>
          </table:table-cell>
          <table:table-cell table:style-name="ce15" office:value-type="string">
            <text:p>w</text:p>
          </table:table-cell>
          <table:table-cell table:style-name="ce15" office:value-type="string">
            <text:p>s</text:p>
          </table:table-cell>
          <table:table-cell table:style-name="ce21"/>
          <table:table-cell table:style-name="ce15" office:value-type="string">
            <text:p>s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LIMAGRRAIN</text:p>
          </table:table-cell>
          <table:table-cell office:value-type="string">
            <text:p>AVISO</text:p>
          </table:table-cell>
          <table:table-cell office:value-type="string">
            <text:p>LIMAGRAIN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7+8</text:p>
          </table:table-cell>
          <table:table-cell table:style-name="ce15" office:value-type="string">
            <text:p>2+12</text:p>
          </table:table-cell>
          <table:table-cell table:number-columns-repeated="2" table:style-name="ce15" office:value-type="string">
            <text:p>w</text:p>
          </table:table-cell>
          <table:table-cell table:style-name="ce21"/>
          <table:table-cell table:style-name="ce15" office:value-type="string">
            <text:p>s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MERCOSEED</text:p>
          </table:table-cell>
          <table:table-cell office:value-type="string">
            <text:p>AVELINO</text:p>
          </table:table-cell>
          <table:table-cell office:value-type="string">
            <text:p>MORGAN ENRIQUE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7" office:value-type="string">
            <text:p>nulo</text:p>
          </table:table-cell>
          <table:table-cell table:style-name="ce16" office:value-type="string">
            <text:p>7+8</text:p>
          </table:table-cell>
          <table:table-cell table:style-name="ce16" office:value-type="string">
            <text:p>2+12</text:p>
          </table:table-cell>
          <table:table-cell table:number-columns-repeated="3"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NICKERSON </text:p>
          </table:table-cell>
          <table:table-cell office:value-type="string">
            <text:p>LYON</text:p>
          </table:table-cell>
          <table:table-cell office:value-type="string">
            <text:p>DON MARIO 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string">
            <text:p>7+8</text:p>
          </table:table-cell>
          <table:table-cell office:value-type="string">
            <text:p>5+10</text:p>
          </table:table-cell>
          <table:table-cell table:number-columns-repeated="3" office:value-type="string">
            <text:p>w</text:p>
          </table:table-cell>
          <table:table-cell office:value-type="string">
            <text:p>s</text:p>
          </table:table-cell>
          <table:table-cell table:style-name="ce17"/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NIDERA</text:p>
          </table:table-cell>
          <table:table-cell office:value-type="string">
            <text:p>BAGUETTE 501</text:p>
          </table:table-cell>
          <table:table-cell office:value-type="string">
            <text:p>NIDERA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office:value-type="string">
            <text:p>nulo</text:p>
          </table:table-cell>
          <table:table-cell office:value-type="string">
            <text:p>7+8</text:p>
          </table:table-cell>
          <table:table-cell office:value-type="string">
            <text:p>5+10</text:p>
          </table:table-cell>
          <table:table-cell office:value-type="string">
            <text:p>s</text:p>
          </table:table-cell>
          <table:table-cell table:number-columns-repeated="2" office:value-type="string">
            <text:p>w</text:p>
          </table:table-cell>
          <table:table-cell table:style-name="ce17" office:value-type="string">
            <text:p>i?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NIDERA</text:p>
          </table:table-cell>
          <table:table-cell office:value-type="string">
            <text:p>BAGUETTE 601</text:p>
          </table:table-cell>
          <table:table-cell office:value-type="string">
            <text:p>NIDERA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string">
            <text:p>7+8</text:p>
          </table:table-cell>
          <table:table-cell office:value-type="string">
            <text:p>5+10</text:p>
          </table:table-cell>
          <table:table-cell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NIDERA</text:p>
          </table:table-cell>
          <table:table-cell office:value-type="string">
            <text:p>BAGUETTE 701</text:p>
          </table:table-cell>
          <table:table-cell office:value-type="string">
            <text:p>NIDERA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7+8</text:p>
          </table:table-cell>
          <table:table-cell table:style-name="ce15" office:value-type="string">
            <text:p>5+10</text:p>
          </table:table-cell>
          <table:table-cell table:style-name="ce15" office:value-type="string">
            <text:p>w</text:p>
          </table:table-cell>
          <table:table-cell table:style-name="ce15" office:value-type="string">
            <text:p>s</text:p>
          </table:table-cell>
          <table:table-cell table:style-name="ce21"/>
          <table:table-cell table:style-name="ce6"/>
          <table:table-cell table:style-name="ce15" office:value-type="string">
            <text:p>i</text:p>
          </table:table-cell>
          <table:table-cell table:style-name="ce15"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NIDERA</text:p>
          </table:table-cell>
          <table:table-cell office:value-type="string">
            <text:p>BAGUETTE 801 </text:p>
          </table:table-cell>
          <table:table-cell office:value-type="string">
            <text:p>NIDERA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string">
            <text:p>7+8</text:p>
          </table:table-cell>
          <table:table-cell office:value-type="string">
            <text:p>5+10</text:p>
          </table:table-cell>
          <table:table-cell office:value-type="string">
            <text:p>w</text:p>
          </table:table-cell>
          <table:table-cell table:number-columns-repeated="4" office:value-type="string">
            <text:p>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NIDERA</text:p>
          </table:table-cell>
          <table:table-cell office:value-type="string">
            <text:p>BAGUETTE 802</text:p>
          </table:table-cell>
          <table:table-cell office:value-type="string">
            <text:p>NIDERA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6" office:value-type="string">
            <text:p>nulo</text:p>
          </table:table-cell>
          <table:table-cell table:style-name="ce16" office:value-type="string">
            <text:p>7+8</text:p>
          </table:table-cell>
          <table:table-cell table:style-name="ce16" office:value-type="string">
            <text:p>5+10</text:p>
          </table:table-cell>
          <table:table-cell office:value-type="string">
            <text:p>w</text:p>
          </table:table-cell>
          <table:table-cell table:style-name="ce17" office:value-type="string">
            <text:p>s?</text:p>
          </table:table-cell>
          <table:table-cell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SURSEM</text:p>
          </table:table-cell>
          <table:table-cell office:value-type="string">
            <text:p>CALDEN</text:p>
          </table:table-cell>
          <table:table-cell office:value-type="string">
            <text:p>SURSEM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6" office:value-type="string">
            <text:p>nulo</text:p>
          </table:table-cell>
          <table:table-cell table:style-name="ce16" office:value-type="string">
            <text:p>7+9</text:p>
          </table:table-cell>
          <table:table-cell table:style-name="ce16" office:value-type="string">
            <text:p>5+10</text:p>
          </table:table-cell>
          <table:table-cell table:number-columns-repeated="3"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office:value-type="string">
            <text:p>SURSEM</text:p>
          </table:table-cell>
          <table:table-cell office:value-type="string">
            <text:p>LAPACHO</text:p>
          </table:table-cell>
          <table:table-cell office:value-type="string">
            <text:p>SURSEM</text:p>
          </table:table-cell>
          <table:table-cell office:value-type="string">
            <text:p>Variedad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6" office:value-type="string">
            <text:p>nulo</text:p>
          </table:table-cell>
          <table:table-cell table:style-name="ce16" office:value-type="string">
            <text:p>7+8</text:p>
          </table:table-cell>
          <table:table-cell table:style-name="ce16" office:value-type="string">
            <text:p>5+10</text:p>
          </table:table-cell>
          <table:table-cell table:number-columns-repeated="3"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B16008</text:p>
          </table:table-cell>
          <table:table-cell office:value-type="string">
            <text:p>INTA Balcarce</text:p>
          </table:table-cell>
          <table:table-cell office:value-type="string">
            <text:p>Linea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8" office:value-type="string">
            <text:p>2*/nulo</text:p>
          </table:table-cell>
          <table:table-cell table:style-name="ce18" office:value-type="string">
            <text:p><text:s/>6+8</text:p>
          </table:table-cell>
          <table:table-cell table:style-name="ce18" office:value-type="string">
            <text:p><text:s/>2+12</text:p>
          </table:table-cell>
          <table:table-cell table:style-name="ce15" office:value-type="string">
            <text:p>w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w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J13009</text:p>
          </table:table-cell>
          <table:table-cell office:value-type="string">
            <text:p>INTA Marcos Juarez</text:p>
          </table:table-cell>
          <table:table-cell office:value-type="string">
            <text:p>Linea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6" table:number-columns-repeated="3"/>
          <table:table-cell table:style-name="ce15" office:value-type="string">
            <text:p>s*</text:p>
          </table:table-cell>
          <table:table-cell table:style-name="ce15" office:value-type="string">
            <text:p>w</text:p>
          </table:table-cell>
          <table:table-cell table:style-name="ce6" table:number-columns-repeated="2"/>
          <table:table-cell table:style-name="ce15" office:value-type="string">
            <text:p>i</text:p>
          </table:table-cell>
          <table:table-cell table:style-name="ce15" office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JN12005</text:p>
          </table:table-cell>
          <table:table-cell office:value-type="string">
            <text:p>INTA Saenz Peña</text:p>
          </table:table-cell>
          <table:table-cell office:value-type="string">
            <text:p>Linea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office:value-type="string">
            <text:p>2*</text:p>
          </table:table-cell>
          <table:table-cell office:value-type="string">
            <text:p><text:s/>7+9</text:p>
          </table:table-cell>
          <table:table-cell office:value-type="string">
            <text:p><text:s/>5+10</text:p>
          </table:table-cell>
          <table:table-cell office:value-type="string">
            <text:p>s*</text:p>
          </table:table-cell>
          <table:table-cell table:number-columns-repeated="3"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JN12015</text:p>
          </table:table-cell>
          <table:table-cell office:value-type="string">
            <text:p>INTA Saenz Peña</text:p>
          </table:table-cell>
          <table:table-cell office:value-type="string">
            <text:p>Linea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office:value-type="string">
            <text:p>nulo</text:p>
          </table:table-cell>
          <table:table-cell office:value-type="string">
            <text:p><text:s/>13+16</text:p>
          </table:table-cell>
          <table:table-cell office:value-type="string">
            <text:p><text:s/>5+10</text:p>
          </table:table-cell>
          <table:table-cell office:value-type="string">
            <text:p>s*</text:p>
          </table:table-cell>
          <table:table-cell table:style-name="ce17" office:value-type="string">
            <text:p>w?</text:p>
          </table:table-cell>
          <table:table-cell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T00242</text:p>
          </table:table-cell>
          <table:table-cell table:style-name="ce6" office:value-type="string">
            <text:p>INTA Parana</text:p>
          </table:table-cell>
          <table:table-cell office:value-type="string">
            <text:p>Linea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office:value-type="string">
            <text:p>nulo</text:p>
          </table:table-cell>
          <table:table-cell office:value-type="string">
            <text:p><text:s/>6+8</text:p>
          </table:table-cell>
          <table:table-cell office:value-type="string">
            <text:p><text:s/>5+10</text:p>
          </table:table-cell>
          <table:table-cell office:value-type="string">
            <text:p>s*</text:p>
          </table:table-cell>
          <table:table-cell table:number-columns-repeated="2"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T00243</text:p>
          </table:table-cell>
          <table:table-cell table:style-name="ce6" office:value-type="string">
            <text:p>INTA Parana</text:p>
          </table:table-cell>
          <table:table-cell office:value-type="string">
            <text:p>Linea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office:value-type="string">
            <text:p>nulo</text:p>
          </table:table-cell>
          <table:table-cell office:value-type="string">
            <text:p><text:s/>6+8</text:p>
          </table:table-cell>
          <table:table-cell office:value-type="string">
            <text:p><text:s/>5+10</text:p>
          </table:table-cell>
          <table:table-cell table:number-columns-repeated="2" office:value-type="string">
            <text:p>w</text:p>
          </table:table-cell>
          <table:table-cell table:number-columns-repeated="2"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W08033</text:p>
          </table:table-cell>
          <table:table-cell office:value-type="string">
            <text:p>INTA Barrow</text:p>
          </table:table-cell>
          <table:table-cell office:value-type="string">
            <text:p>Linea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office:value-type="string">
            <text:p>nulo</text:p>
          </table:table-cell>
          <table:table-cell office:value-type="string">
            <text:p><text:s/>7+8</text:p>
          </table:table-cell>
          <table:table-cell office:value-type="string">
            <text:p><text:s/>5+10</text:p>
          </table:table-cell>
          <table:table-cell office:value-type="string">
            <text:p>s</text:p>
          </table:table-cell>
          <table:table-cell table:number-columns-repeated="2" table:style-name="ce17" office:value-type="string">
            <text:p>w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1">
          <table:table-cell table:style-name="ce3" office:value-type="string">
            <text:p>W10024</text:p>
          </table:table-cell>
          <table:table-cell table:style-name="ce4" office:value-type="string">
            <text:p>W10024</text:p>
          </table:table-cell>
          <table:table-cell office:value-type="string">
            <text:p>INTA Barrow</text:p>
          </table:table-cell>
          <table:table-cell office:value-type="string">
            <text:p>Linea</text:p>
          </table:table-cell>
          <table:table-cell office:value-type="string">
            <text:p>CBN</text:p>
          </table:table-cell>
          <table:table-cell office:value-type="float" office:value="2014">
            <text:p>2014</text:p>
          </table:table-cell>
          <table:table-cell table:style-name="ce18" office:value-type="string">
            <text:p>2*/nulo</text:p>
          </table:table-cell>
          <table:table-cell table:style-name="ce18" office:value-type="string">
            <text:p><text:s/>7+9</text:p>
          </table:table-cell>
          <table:table-cell table:style-name="ce18" office:value-type="string">
            <text:p><text:s/>2+12</text:p>
          </table:table-cell>
          <table:table-cell table:style-name="ce9" office:value-type="string">
            <text:p>s</text:p>
          </table:table-cell>
          <table:table-cell table:number-columns-repeated="4" table:style-name="ce15" office:value-type="string">
            <text:p>s</text:p>
          </table:table-cell>
          <table:table-cell table:style-name="ce15" office:value-type="string">
            <text:p>-</text:p>
          </table:table-cell>
          <table:table-cell table:number-columns-repeated="1009"/>
        </table:table-row>
      </table:table>
      <table:table table:name="Hoja2" table:style-name="ta2" table:print="false">
        <table:table-column table:style-name="co11" table:number-columns-repeated="1024" table:default-cell-style-name="Default"/>
        <table:table-row table:style-name="ro2">
          <table:table-cell table:number-columns-repeated="1024"/>
        </table:table-row>
      </table:table>
      <table:table table:name="Hoja3" table:style-name="ta3" table:print="false">
        <table:table-column table:style-name="co11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text> </number:text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8000" number:language="es" number:country="AR">
      <number:number number:min-integer-digits="1"/>
    </number:number-style>
    <number:currency-style style:name="N8106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6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6P0"/>
    </number:currency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8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08P0"/>
    </number:currency-style>
    <number:currency-style style:name="N8109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09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09P0"/>
    </number:currency-style>
    <number:date-style style:name="N8110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AR">
      <number:day number:style="long"/>
      <number:text>-</number:text>
      <number:month number:textual="true"/>
    </number:date-style>
    <number:date-style style:name="N8112" number:language="es" number:country="AR">
      <number:month number:textual="true"/>
      <number:text>-</number:text>
      <number:year/>
    </number:date-style>
    <number:date-style style:name="N8113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AR">
      <number:number number:decimal-places="0" number:min-integer-digits="1" number:grouping="true"/>
    </number:number-style>
    <number:number-style style:name="N8114" number:language="es" number:country="AR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AR">
      <number:number number:decimal-places="0" number:min-integer-digits="1" number:grouping="true"/>
    </number:number-style>
    <number:number-style style:name="N8115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AR">
      <number:number number:decimal-places="2" number:min-integer-digits="1" number:grouping="true"/>
    </number:number-style>
    <number:number-style style:name="N8116" number:language="es" number:country="AR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2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AR">
      <number:text> - </number:text>
    </number:number-style>
    <number:text-style style:name="N8118" number:language="es" number:country="AR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AR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AR">
      <number:text> </number:text>
      <number:currency-symbol/>
      <number:text> -</number:text>
      <number:number number:decimal-places="0" number:min-integer-digits="1" number:grouping="true"/>
      <number:text> </number:text>
    </number:currency-style>
    <number:currency-style style:name="N8119P2" style:volatile="true" number:language="es" number:country="AR">
      <number:text> </number:text>
      <number:currency-symbol/>
      <number:text> - </number:text>
    </number:currency-style>
    <number:text-style style:name="N8119" number:language="es" number:country="A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AR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20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20" number:language="es" number:country="A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AR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AR">
      <number:text> </number:text>
      <number:currency-symbol/>
      <number:text> -</number:text>
      <number:number number:decimal-places="2" number:min-integer-digits="1" number:grouping="true"/>
      <number:text> </number:text>
    </number:currency-style>
    <number:currency-style style:name="N8121P2" style:volatile="true" number:language="es" number:country="AR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A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AR">
      <number:minutes number:style="long"/>
      <number:text>:</number:text>
      <number:seconds number:style="long"/>
    </number:time-style>
    <number:time-style style:name="N8123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AR">
      <number:minutes number:style="long"/>
      <number:text>:</number:text>
      <number:seconds number:style="long" number:decimal-places="1"/>
    </number:time-style>
    <number:number-style style:name="N8125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_20_2" style:display-name="20% - Énfasis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" style:display-name="20% - Énfasis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" style:display-name="20% - Énfasis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" style:display-name="20% - Énfasis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" style:display-name="20% - Énfasis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" style:display-name="20% - Énfasis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" style:display-name="40% - Énfasis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" style:display-name="40% - Énfasis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" style:display-name="40% - Énfasis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" style:display-name="40% - Énfasis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" style:display-name="40% - Énfasis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" style:display-name="40% - Énfasis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" style:display-name="60% - Énfasis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" style:display-name="60% - Énfasis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" style:display-name="60% - Énfasis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" style:display-name="60% - Énfasis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" style:display-name="60% - Énfasis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" style:display-name="60% - Énfasis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" style:display-name="Buena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_20_2" style:display-name="Celda de comprobación 2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_20_2" style:display-name="Celda vinculada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_20_2" style:display-name="Cálculo 2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3" style:display-name="Cálculo 3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2" style:display-name="Encabezado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_20_2" style:display-name="Entrada 2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3" style:display-name="Entrada 3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uro" style:family="table-cell" style:parent-style-name="Default" style:data-style-name="N106"/>
    <style:style style:name="Incorrecto_20_2" style:display-name="Incorrecto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7" style:display-name="Normal 7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5f_Grupos_20_de_20_Cal_20_Jun_20_2005" style:display-name="Normal_Grupos de Cal Jun 2005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as_20_2" style:display-name="Notas 2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Notas_20_3" style:display-name="Notas 3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Salida_20_2" style:display-name="Salida 2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3" style:display-name="Salida 3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_20_2" style:display-name="Texto de advertencia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_20_2" style:display-name="Texto explicativo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1_20_2" style:display-name="Título 1 2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_20_2" style:display-name="Título 2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_20_2" style:display-name="Título 3 2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" style:display-name="Título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Énfasis1_20_2" style:display-name="Énfasis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" style:display-name="Énfasis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" style:display-name="Énfasis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" style:display-name="Énfasis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" style:display-name="Énfasis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" style:display-name="Énfasis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1.9cm" fo:margin-left="0cm" fo:margin-right="0cm" style:print-page-order="ttb" style:first-page-number="continue" style:scale-to="9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25/08/2016</text:date>, <text:time>15:22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5T15:22:57</dc:date>
    <dc:creator>Juan Manuel Crescente</dc:creator>
    <meta:document-statistic meta:table-count="3" meta:cell-count="724" meta:object-count="0"/>
    <meta:generator>OpenOffice/4.1.2$Unix OpenOffice.org_project/412m3$Build-9782</meta:generator>
  </office:meta>
</office:document-meta>
</file>